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58199"/>
    </style:style>
    <style:style style:name="P2" style:family="paragraph" style:parent-style-name="Text_20_body" style:list-style-name="L1"/>
    <style:style style:name="P3" style:family="paragraph" style:parent-style-name="Text_20_body" style:list-style-name="L1">
      <style:text-properties officeooo:rsid="00177cb4" officeooo:paragraph-rsid="00177cb4"/>
    </style:style>
    <style:style style:name="P4" style:family="paragraph" style:parent-style-name="Text_20_body" style:list-style-name="L1">
      <style:text-properties officeooo:rsid="0018baca" officeooo:paragraph-rsid="0018baca"/>
    </style:style>
    <style:style style:name="P5" style:family="paragraph" style:parent-style-name="Heading_20_1">
      <style:text-properties officeooo:rsid="00158199" officeooo:paragraph-rsid="00158199"/>
    </style:style>
    <style:style style:name="P6" style:family="paragraph" style:parent-style-name="Preformatted_20_Text" style:list-style-name="L1">
      <style:text-properties style:font-name="Liberation Serif" fo:font-size="12pt" officeooo:rsid="0018baca" officeooo:paragraph-rsid="0018baca" style:font-name-asian="DejaVu Sans Mono" style:font-size-asian="12pt" style:font-name-complex="Liberation Mono" style:font-size-complex="12pt"/>
    </style:style>
    <style:style style:name="T1" style:family="text">
      <style:text-properties officeooo:rsid="00177cb4"/>
    </style:style>
    <style:style style:name="T2" style:family="text">
      <style:text-properties officeooo:rsid="0018baca"/>
    </style:style>
    <style:style style:name="T3" style:family="text">
      <style:text-properties officeooo:rsid="0019d48d"/>
    </style:style>
    <text:list-style style:name="L1">
      <text:list-level-style-bullet text:level="1" text:style-name="Bullet_20_Symbols" text:bullet-char="•">
        <style:list-level-properties text:list-level-position-and-space-mode="label-alignment">
          <style:list-level-label-alignment text:label-followed-by="listtab" text:list-tab-stop-position="0.3201in" fo:text-indent="-0.25in" fo:margin-left="0.3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01in" fo:text-indent="-0.25in" fo:margin-left="0.5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oftware related feature for ACCRE</text:p>
      <text:p text:style-name="P1"/>
      <text:h text:style-name="P5" text:outline-level="1">Easybuild:</text:h>
      <text:list xml:id="list3494242882" text:style-name="L1">
        <text:list-item>
          <text:p text:style-name="P2">Easybuild <text:span text:style-name="T1">hardware structure:</text:span></text:p>
          <text:p text:style-name="P3">development box (personal), easybox (testing), cluster debug node + buildbot</text:p>
        </text:list-item>
        <text:list-item>
          <text:p text:style-name="P3">Easybuild working procedure:</text:p>
          <text:p text:style-name="P3">described clearly in the wiki page: <text:span text:style-name="T2">three steps, development, testing and production.</text:span> </text:p>
        </text:list-item>
        <text:list-item>
          <text:p text:style-name="P4">Easybuild software updating on cluster:</text:p>
          <text:p text:style-name="P6">EasyBuild contains easyconfig files to install EasyBuild itself. Hence the procedure is the same that we use for any other software. The easyconfig file requires few modifications that you can see in the git history of previous easyconfig files [1]. The modules are generated as hidden since it is not intended for users. The only extra step to do is to install the ACCRE HMNS in order to let EasyBuild know of our custom naming (e.g. iccifort -&gt; Intel). I will update the Wiki with all steps required to upgrade EasyBuild. <text:span text:style-name="T3">(</text:span>https://github.com/accre/accre-easyconfigs/commits/master/e/EasyBuild/EasyBuild-3.9.1.eb<text:span text:style-name="T3">)</text:span></text:p>
          <text:p text:style-name="P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9T13:30:56.015214935</meta:creation-date>
    <dc:date>2019-08-20T14:26:14.736733967</dc:date>
    <meta:editing-duration>PT2H6M18S</meta:editing-duration>
    <meta:editing-cycles>2</meta:editing-cycles>
    <meta:generator>LibreOffice/6.0.7.3$Linux_X86_64 LibreOffice_project/00m0$Build-3</meta:generator>
    <meta:document-statistic meta:table-count="0" meta:image-count="0" meta:object-count="0" meta:page-count="1" meta:paragraph-count="9" meta:word-count="138" meta:character-count="923" meta:non-whitespace-character-count="799"/>
  </office:meta>
</office:document-meta>
</file>